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30104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30104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30104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14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15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49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14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59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106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106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106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106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106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106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106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30104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g>
              <draw:path draw:style-name="gr1" draw:text-style-name="P1" draw:layer="layout" svg:width="1.352cm" svg:height="1.244cm" svg:x="13.114cm" svg:y="7.115cm" svg:viewBox="0 0 1353 1245" svg:d="M73 511h55v-231l1-8c0 0 5-22-6-35-11-14-36-16-54-16-20 0-36-17-36-37s16-36 36-36c50 0 87 15 111 44 27 35 23 77 21 91v228h366l163-385c30-73 74-126 144-126h353c69 0 126 57 126 126v467l-21-21c-28-28-66-43-106-43-27-28-64-45-105-45h-73c-41 0-79 17-105 45-40 0-78 15-106 43l-51 51c-29 28-44 67-42 106-29 27-46 65-46 105v67h-227c35 36 56 85 56 139 0 113-92 205-205 205s-205-92-205-205c0-54 22-104 57-140-41-3-101-34-101-72l-73-245c0-40 33-72 73-72zM1243 423v-256c0-46-37-84-83-84h-234c-46 0-76 36-96 84l-108 257zM322 1136c53 0 96-43 96-96s-43-96-96-96-96 43-96 96 43 96 96 96z">
                <text:p/>
              </draw:path>
              <draw:path draw:style-name="gr2" draw:text-style-name="P1" draw:layer="layout" svg:width="0.688cm" svg:height="0.688cm" svg:x="13.862cm" svg:y="7.671cm" svg:viewBox="0 0 689 689" svg:d="M78 123l46-45c25-25 59-38 94-38 24-25 57-40 94-40h65c37 0 70 15 94 40 35 0 69 13 94 38l46 45c26 27 39 61 38 96 25 24 40 57 40 93v64c0 36-15 70-40 94 1 34-12 69-38 95l-46 45c-25 26-59 39-94 38-24 26-57 41-94 41h-65c-36 0-70-15-94-41-35 1-69-12-94-38l-46-45c-25-26-38-60-37-95-25-24-41-57-41-94v-64c0-36 16-70 41-94-1-34 12-69 37-95zM345 560c118 0 215-97 215-216s-97-215-215-215c-119 0-216 96-216 215s97 216 216 216z">
                <text:p/>
              </draw:path>
              <draw:path draw:style-name="gr3" draw:text-style-name="P1" draw:layer="layout" svg:width="0.237cm" svg:height="0.237cm" svg:x="14.088cm" svg:y="7.896cm" svg:viewBox="0 0 238 238" svg:d="M0 119c0 66 54 119 119 119 66 0 119-53 119-119 0-65-53-119-119-119-65 0-119 54-119 119z">
                <text:p/>
              </draw:path>
            </draw:g>
          </draw:g>
          <draw:polygon draw:style-name="gr4" draw:text-style-name="P2" draw:layer="layout" svg:width="0.749cm" svg:height="0.819cm" svg:x="14.536cm" svg:y="7.449cm" svg:viewBox="0 0 750 820" draw:points="374,820 567,388 750,1 357,5 0,0 199,427">
            <text:p/>
          </draw:polygon>
          <draw:polygon draw:style-name="gr5" draw:text-style-name="P2" draw:layer="layout" svg:width="0.103cm" svg:height="0.216cm" svg:x="14.846cm" svg:y="8.108cm" svg:viewBox="0 0 104 217" draw:points="104,0 0,0 0,217 104,217">
            <text:p/>
          </draw:polygon>
          <draw:path draw:style-name="gr6" draw:text-style-name="P2" draw:layer="layout" svg:width="0.302cm" svg:height="0.061cm" svg:x="14.54cm" svg:y="7.839cm" svg:viewBox="0 0 303 62" svg:d="M17 0c0 0-17 14-17 30 1 17 17 32 17 32h286l-92-62z">
            <text:p/>
          </draw:path>
        </draw:g>
        <draw:g>
          <draw:path draw:style-name="gr7" draw:text-style-name="P2" draw:layer="layout" svg:width="1.885cm" svg:height="0.88cm" svg:x="13.58cm" svg:y="13.248cm" svg:viewBox="0 0 1886 881" svg:d="M421 124c0 0 168-287 241 13 109 53 428 10 626 22 181 23 322 215 437 482 0 0 69 33 108 54 37 20 56 41 52 134-2 44-22 68-37 27-7-110-9-115-114-145-43 82-226 166-346 170-28 1-135 0-142 0-37-2-77-3-78-20-1-36 157-51 169-58 12-8 12-55-60-38-125 30-554-10-603-22-50-13-92 41-120 75-29 34-112 42-112 42 0 0-221 12-240-6-47-43 85-56 166-71 81-16 74-72 91-94-8-36-29-49-63-78-16-14-82-53-100-55-314-70-256-138-288-174-62-121 245-305 441-293z">
            <text:p/>
          </draw:path>
        </draw:g>
        <draw:path draw:style-name="gr8" draw:text-style-name="P2" draw:layer="layout" svg:width="2.726cm" svg:height="2.302cm" svg:x="9.766cm" svg:y="8.85cm" svg:viewBox="0 0 2727 2303" svg:d="M266 692c-32-7-117 38-196-3-123-64-57-91-7-113 49-22 178-66 190-183 11-117 108-149 108-149 0 0-45-230-2-243s194 143 235 178c139 0 286 183 289 395 4 214 115 371 228 418 648 211 687 601 685 894 0 77-8 143-22 198 70-67 170-263 103-621-83-449 161-895 850-777-254 122-331 449-282 634 105 399 136 983-630 983h-221-233-310c-60 0-139 0-139-56 0-64 222-81 240-97 0 0-370-28-398-388 0 0-308 538-405 539-98 2-166 0-227 0-54 0-74-30-74-72s62-62 96-62c33 0 104 9 147-49 211-271 202-478 202-586 0-52-16-90-39-129-153-273-173-316-174-417-1-102 75-202 89-223 13-21-34-57-103-71z">
          <text:p/>
        </draw:path>
        <draw:g>
          <draw:g>
            <draw:path draw:style-name="gr9" draw:text-style-name="P2" draw:layer="layout" svg:width="3.133cm" svg:height="2.069cm" svg:x="15.276cm" svg:y="10.064cm" svg:viewBox="0 0 3134 2070" svg:d="M3077 165c-55-9-100-38-147-65-29-16-61-27-91-41-8-4-15-9-22-15-10-8-19-18-29-25-45-31-75-25-102 24-36 62-122 99-176 141-78 59-203 63-296 57-92-6-159-19-250-34-208-34-371-62-581-65-145-2-285 22-418 90-113 57-193 152-279 240-43 44-81 92-125 134-30 28-66 51-101 72-182 113-292 284-374 483-113 271-103 544-35 822 5 20 9 40 16 59 4 11 15 29 21 28 13-2 30-11 35-22 16-42 34-85 41-130 19-117 31-235 48-353 13-94 45-180 91-262 6-12 13-26 15-39 14-118 82-201 160-277 30-31 67-54 100-82 29-24 54-20 79 5s52 48 74 75c29 33 62 50 104 55 136 14 271 2 406-8 14-1 39-19 39-29 0-27-9-58-41-62-43-7-87-10-131-10-20 1-28-4-34-24-6-21-15-42-24-68 135-49 270-54 408-32 90 14 182 21 272 36 48 8 94 30 142 35 52 6 105 8 156-2 83-15 164-41 246-62 27-6 43 10 49 34 18 67 50 124 100 169 34 32 74 60 115 80 37 19 86-4 107-41 4-7 5-23 0-28-17-21-36-42-57-58-27-20-68-29-82-55-25-48-43-101-46-159-3-51 17-79 55-105 93-62 184-128 277-191 47-33 101-47 157-56 71-11 129-53 173-112 30-40 2-119-45-127z">
              <text:p/>
            </draw:path>
          </draw:g>
        </draw:g>
        <draw:g>
          <draw:g>
            <draw:path draw:style-name="gr10" draw:text-style-name="P3" draw:layer="layout" svg:width="0.424cm" svg:height="0.424cm" svg:x="14.683cm" svg:y="7.462cm" svg:viewBox="0 0 425 425" svg:d="M3 247c19 115 128 194 244 175s194-128 176-244c-19-116-129-194-244-175-116 18-195 128-176 244z">
              <text:p/>
            </draw:path>
            <draw:g>
              <draw:path draw:style-name="gr11" draw:text-style-name="P2" draw:layer="layout" svg:width="0.357cm" svg:height="0.186cm" svg:x="14.736cm" svg:y="7.578cm" svg:viewBox="0 0 358 187" svg:d="M281 23c0 0-31-53-45 3-20 10-79 2-116 4-33 4-61 40-82 89 0 0-10 10-23 17-10 6-28 23 1 41 28 18 40 9 27 4-12-6-17-7-25-20-11-18 36-15 36-13 8 15 26 15 48 16 5 0 25 0 26 0 7 0 14-1 15-4 0-6-29-9-32-11-2-1-2-10 11-7 23 6 103-1 112-4 9-2 17 8 22 14 6 7 21 8 21 8 0 0 41 2 45-1 8-8-16-10-31-13s-14-14-17-18c1-6 5-9 12-14 3-3 15-10 18-10 58-13 47-26 53-33 12-22-45-56-81-54z">
                <text:p/>
              </draw:path>
            </draw:g>
            <draw:path draw:style-name="gr12" draw:text-style-name="P3" draw:layer="layout" svg:width="0.263cm" svg:height="0.329cm" svg:x="14.762cm" svg:y="7.513cm" svg:viewBox="0 0 264 330" svg:d="M264 0c-270 334-264 330-264 330z">
              <text:p/>
            </draw:path>
          </draw:g>
        </draw:g>
        <draw:polygon draw:style-name="gr13" draw:text-style-name="P4" draw:layer="layout" svg:width="0cm" svg:height="3.8cm" svg:x="14.118cm" svg:y="8.646cm" svg:viewBox="0 0 0 3801" draw:points="0,3801 0,0">
          <text:p/>
        </draw:polygon>
        <draw:polygon draw:style-name="gr14" draw:text-style-name="P5" draw:layer="layout" svg:width="0cm" svg:height="3.8cm" svg:x="13.655cm" svg:y="8.804cm" svg:viewBox="0 0 0 3801" draw:points="0,0 0,3801">
          <text:p/>
        </draw:polygon>
        <draw:polygon draw:style-name="gr15" draw:text-style-name="P6" draw:layer="layout" svg:width="1.413cm" svg:height="1.549cm" svg:x="15.4cm" svg:y="8.251cm" svg:viewBox="0 0 1414 1550" draw:points="0,0 1414,1550">
          <text:p/>
        </draw:polygon>
        <draw:polygon draw:style-name="gr16" draw:text-style-name="P6" draw:layer="layout" svg:width="1.413cm" svg:height="1.55cm" svg:x="11.048cm" svg:y="8.036cm" svg:viewBox="0 0 1414 1551" draw:points="1414,0 0,1551">
          <text:p/>
        </draw:polygon>
        <draw:polygon draw:style-name="gr17" draw:text-style-name="P6" draw:layer="layout" svg:width="1.412cm" svg:height="1.55cm" svg:x="11.723cm" svg:y="11.603cm" svg:viewBox="0 0 1413 1551" draw:points="0,0 1413,1551">
          <text:p/>
        </draw:polygon>
        <draw:polygon draw:style-name="gr18" draw:text-style-name="P6" draw:layer="layout" svg:width="1.413cm" svg:height="1.549cm" svg:x="16.03cm" svg:y="11.325cm" svg:viewBox="0 0 1414 1550" draw:points="1414,0 0,1550">
          <text:p/>
        </draw:polygon>
        <draw:polygon draw:style-name="gr19" draw:text-style-name="P4" draw:layer="layout" svg:width="1.413cm" svg:height="1.55cm" svg:x="15.34cm" svg:y="11.553cm" svg:viewBox="0 0 1414 1551" draw:points="0,1551 1414,0">
          <text:p/>
        </draw:polygon>
        <draw:path draw:style-name="gr20" draw:text-style-name="P2" draw:layer="layout" svg:width="2.192cm" svg:height="0.218cm" svg:x="10.083cm" svg:y="8.09cm" svg:viewBox="0 0 2193 219" svg:d="M34 7h22v154c0 20-4 34-12 43-7 9-19 14-36 14h-8v-19h7c10 0 17-3 21-8 4-6 6-16 6-30zM155 110c-16 0-28 2-34 6s-9 10-9 19c0 7 2 13 7 17 4 4 11 7 19 7 11 0 20-4 27-12s10-19 10-32v-5zM195 102v70h-20v-18c-4 7-10 13-17 16-7 4-15 6-25 6-13 0-23-4-30-11-8-7-12-17-12-29 0-14 5-24 14-31 10-7 23-11 42-11h28v-2c0-9-3-16-9-21-6-6-15-8-26-8-7 0-14 1-20 2-7 2-13 5-20 8v-19c8-3 15-5 22-6 7-2 14-2 20-2 18 0 31 4 40 14 9 9 13 23 13 42zM326 53v19c-6-3-12-5-17-7-6-1-12-2-18-2-13 0-23 4-30 12-8 9-11 20-11 36 0 15 3 26 11 35 7 8 17 12 30 12 6 0 12 0 18-2 5-2 11-4 17-7v19c-6 2-12 4-18 6-6 1-12 2-19 2-19 0-33-6-44-18s-17-28-17-47c0-21 6-36 17-48s26-17 45-17c7 0 13 0 19 2 5 1 11 3 17 5zM373 111c0 15 3 26 9 35 7 8 15 13 26 13 10 0 19-5 25-13 6-9 9-20 9-35s-3-27-9-36c-6-8-15-12-25-12-11 0-19 4-26 12-6 9-9 21-9 36zM442 154c-4 7-9 13-16 16-6 4-14 6-23 6-15 0-27-6-37-18-9-12-14-28-14-47 0-20 5-36 14-48 10-11 22-17 37-17 9 0 17 1 23 5 7 4 12 9 16 16v-18h20v170h-20zM502 123v-74h20v74c0 11 3 20 7 26 5 6 11 9 21 9s19-4 25-11c7-7 10-16 10-28v-70h20v123h-20v-19c-5 8-11 13-17 17-7 4-14 6-23 6-14 0-25-5-32-14s-11-21-11-39zM553 46zM695 63c-11 0-20 4-26 13-6 8-9 20-9 35 0 14 3 26 9 35 6 8 15 12 26 12s19-4 25-13c7-8 10-20 10-34 0-15-3-27-10-35-6-9-14-13-25-13zM695 46c17 0 31 5 41 17 10 11 15 27 15 48 0 20-5 36-15 47-10 12-24 18-41 18-18 0-32-6-42-18-10-11-15-27-15-47 0-21 5-37 15-48 10-12 24-17 42-17zM805 13v36h41v15h-41v68c0 10 1 16 4 19s8 4 17 4h20v17h-20c-16 0-27-3-33-8-6-6-9-17-9-32v-68h-15v-15h15v-36zM1050 105v10h-93c1 14 5 25 13 32 7 8 18 11 31 11 8 0 15-1 23-3 7-1 14-4 21-8v19c-7 3-14 5-22 7s-15 3-23 3c-20 0-35-6-47-18-11-11-17-27-17-46 0-21 5-37 16-49 11-11 26-17 44-17 17 0 30 5 40 16 9 10 14 25 14 43zM1030 99c0-11-3-20-10-26-6-7-14-10-24-10-11 0-20 3-27 9-6 7-10 16-11 28zM1103 13v36h42v15h-42v68c0 10 2 16 4 19 3 3 9 4 17 4h21v17h-21c-15 0-26-3-32-8-6-6-9-17-9-32v-68h-15v-15h15v-36zM1299 110c-16 0-27 2-34 6-6 4-9 10-9 19 0 7 2 13 7 17s11 7 19 7c11 0 20-4 27-12s10-19 10-32v-5zM1340 102v70h-21v-18c-4 7-10 13-17 16-7 4-15 6-25 6-13 0-23-4-30-11-8-7-11-17-11-29 0-14 4-24 13-31 10-7 24-11 42-11h28v-2c0-9-3-16-9-21-6-6-15-8-26-8-7 0-13 1-20 2-7 2-13 5-19 8v-19c7-3 14-5 21-6 7-2 14-2 20-2 18 0 32 4 40 14 9 9 14 23 14 42zM1381 0h21v172h-21zM1447 144h23v28h-23zM1521 144h23v19l-18 36h-14l9-36zM1681 154h77v18h-104v-18c9-9 20-21 35-36 14-15 23-24 27-28 7-8 12-15 15-21 3-5 4-11 4-16 0-9-3-16-9-22-6-5-14-8-24-8-7 0-14 1-22 4-8 2-16 6-25 11v-23c9-3 17-6 25-8s15-3 22-3c17 0 30 5 40 13 10 9 15 20 15 34 0 7-1 14-3 20-3 6-7 13-14 21-2 2-8 9-18 19-9 10-23 24-41 43zM1853 22c-12 0-21 6-26 17-6 11-9 28-9 51s3 40 9 51c5 11 14 17 26 17 11 0 20-6 25-17 6-11 9-28 9-51s-3-40-9-51c-5-11-14-17-25-17zM1853 4c18 0 32 8 42 22 9 15 14 36 14 64s-5 49-14 64c-10 14-24 22-42 22-19 0-33-8-43-22-9-15-14-36-14-64s5-49 14-64c10-14 24-22 43-22zM1952 154h37v-126l-40 8v-21l39-8h22v147h37v18h-95zM2159 83c11 3 19 7 25 15 6 7 9 16 9 26 0 17-6 29-17 38s-27 14-47 14c-7 0-14-1-22-3-7-1-14-3-22-6v-21c6 3 13 6 20 8s15 3 23 3c14 0 25-3 32-9 7-5 11-13 11-24 0-9-4-17-10-22-7-6-17-9-29-9h-19v-18h20c11 0 19-2 25-7 6-4 9-10 9-19 0-8-3-14-9-19s-15-7-26-7c-6 0-12 1-19 2s-15 4-23 6v-20c8-2 16-4 23-5 8-1 15-2 21-2 17 0 30 4 40 12s15 18 15 31c0 9-3 17-8 23-5 7-12 11-22 13z">
          <text:p/>
        </draw:path>
        <draw:path draw:style-name="gr21" draw:text-style-name="P2" draw:layer="layout" svg:width="1.807cm" svg:height="0.455cm" svg:x="10.488cm" svg:y="12.527cm" svg:viewBox="0 0 1808 456" svg:d="M76 22c-16 0-29 6-39 18-9 12-14 28-14 49s5 37 14 49c10 12 23 18 39 18s29-6 38-18 14-28 14-49-5-37-14-49-22-18-38-18zM76 4c23 0 41 7 55 23 14 15 21 36 21 62s-7 46-21 62c-14 15-32 23-55 23s-42-8-56-23c-13-15-20-36-20-62s7-47 20-62c14-16 33-23 56-23zM205 7v61h-19v-61zM248 7h33l42 111 42-111h34v164h-22v-144l-42 112h-23l-42-112v144h-22zM498 109c-17 0-28 2-34 5-6 4-10 11-10 20 0 7 3 13 7 17 5 4 12 6 20 6 11 0 20-4 27-12s10-18 10-32v-4zM538 101v70h-20v-19c-5 8-10 13-17 17-7 3-16 5-26 5-12 0-22-4-30-11-7-7-11-16-11-28 0-14 5-24 14-31s23-11 42-11h28v-2c0-9-3-16-9-21-6-6-15-8-26-8-7 0-14 1-21 2-6 2-13 5-19 8v-19c8-3 15-5 22-6 7-2 13-2 20-2 18 0 31 4 40 14 9 9 13 23 13 42zM682 96v75h-20v-74c0-12-2-20-7-26-4-6-11-9-20-9-11 0-20 4-26 11s-9 16-9 28v70h-21v-171h21v67c4-8 10-13 17-17 6-4 14-5 22-5 14 0 25 4 32 13 8 9 11 21 11 38zM771 62c-11 0-20 4-26 13-6 8-10 20-10 34 0 15 4 27 10 35 6 9 15 13 26 13 10 0 19-4 25-13 7-8 10-20 10-35 0-14-3-26-10-34-6-9-15-13-25-13zM771 45c17 0 31 5 41 17 10 11 15 27 15 47s-5 36-15 48c-10 11-24 17-41 17-18 0-32-6-42-17-10-12-15-28-15-48s5-36 15-47c10-12 24-17 42-17zM963 96v75h-20v-74c0-12-3-20-7-26-5-6-11-9-21-9s-19 4-25 11c-7 7-10 16-10 28v70h-20v-123h20v19c5-8 11-13 17-17 7-4 14-5 23-5 14 0 25 4 32 13s11 21 11 38zM1055 182c-6 15-12 25-17 29s-13 7-22 7h-16v-17h12c6 0 10-2 13-4 3-3 6-9 10-19l4-9-50-121h21l39 96 38-96h22zM1314 104v10h-93c1 14 5 25 12 32 8 7 18 11 32 11 8 0 15-1 22-3 8-2 15-5 22-9v20c-7 3-15 5-22 7-8 1-16 2-23 2-20 0-36-6-47-17-12-12-17-27-17-47s5-36 16-48c11-11 26-17 44-17 17 0 30 5 39 16 10 10 15 25 15 43zM1294 98c-1-11-4-20-10-26-6-7-14-10-24-10-11 0-20 3-27 9-7 7-11 16-12 27zM1367 13v35h42v15h-42v67c0 10 1 17 4 20 3 2 8 4 17 4h21v17h-21c-16 0-27-3-32-9-6-6-9-16-9-32v-67h-15v-15h15v-35zM1563 109c-16 0-28 2-34 5-6 4-9 11-9 20 0 7 2 13 7 17 4 4 11 6 19 6 11 0 20-4 27-12s10-18 10-32v-4zM1603 101v70h-20v-19c-4 8-10 13-17 17-7 3-15 5-25 5-13 0-23-4-31-11-7-7-11-16-11-28 0-14 5-24 14-31 10-7 23-11 42-11h28v-2c0-9-3-16-9-21-6-6-15-8-26-8-7 0-14 1-20 2-7 2-13 5-20 8v-19c8-3 15-5 22-6 7-2 14-2 20-2 18 0 31 4 40 14 9 9 13 23 13 42zM1645 0h20v171h-20zM1710 143h24v28h-24zM1784 143h24v19l-18 35h-15l9-35zM650 434h36v-126l-40 8v-20l40-8h22v146h36v18h-94zM790 449v-20c5 2 11 4 17 6 5 1 11 2 17 2 14 0 25-5 33-15s12-25 13-45c-4 7-9 11-16 15-6 3-14 5-21 5-17 0-30-5-40-15-9-10-14-24-14-41s5-30 15-40c10-11 23-16 40-16 19 0 33 8 43 22 10 15 15 36 15 63 0 26-6 47-18 63-12 15-29 23-49 23-6 0-12-1-17-2-6-1-12-3-18-5zM834 379c10 0 18-3 24-10 5-7 8-16 8-28s-3-21-8-28c-6-7-14-10-24-10s-18 3-24 10-8 16-8 28 2 21 8 28 14 10 24 10zM933 449v-20c6 2 11 4 17 6 6 1 11 2 17 2 15 0 26-5 33-15 8-10 13-25 14-45-5 7-10 11-16 15-7 3-14 5-22 5-17 0-30-5-39-15-10-10-14-24-14-41s5-30 15-40c9-11 23-16 39-16 19 0 34 8 44 22 10 15 15 36 15 63 0 26-6 47-19 63-12 15-28 23-49 23-6 0-11-1-17-2s-12-3-18-5zM977 379c10 0 18-3 24-10s9-16 9-28-3-21-9-28-14-10-24-10-18 3-23 10c-6 7-9 16-9 28s3 21 9 28c5 7 13 10 23 10zM1077 449v-20c5 2 11 4 16 6 6 1 12 2 17 2 15 0 26-5 34-15s12-25 13-45c-4 7-10 11-16 15-7 3-14 5-22 5-16 0-29-5-39-15-9-10-14-24-14-41s5-30 15-40c10-11 23-16 40-16 19 0 33 8 43 22 10 15 15 36 15 63 0 26-6 47-18 63-13 15-29 23-50 23-5 0-11-1-17-2-5-1-11-3-17-5zM1121 379c10 0 18-3 23-10 6-7 9-16 9-28s-3-21-9-28c-5-7-13-10-23-10s-18 3-24 10-9 16-9 28 3 21 9 28 14 10 24 10z">
          <text:p/>
        </draw:path>
        <draw:path draw:style-name="gr22" draw:text-style-name="P2" draw:layer="layout" svg:width="1.792cm" svg:height="0.455cm" svg:x="16.942cm" svg:y="12.298cm" svg:viewBox="0 0 1793 456" svg:d="M0 7h22v69l74-69h28l-81 77 87 87h-29l-79-79v79h-22zM183 62c-10 0-19 5-25 13-7 9-10 20-10 35s3 26 10 35c6 8 15 12 25 12 11 0 20-4 26-12 6-9 10-21 10-35 0-15-4-26-10-35-6-8-15-13-26-13zM183 45c18 0 32 6 42 17 10 12 15 28 15 48s-5 36-15 47c-10 12-24 18-42 18-17 0-31-6-41-18-10-11-15-27-15-47s5-36 15-48c10-11 24-17 41-17zM345 67c-3-1-5-2-8-3-2 0-5-1-9-1-11 0-20 4-26 11-6 8-9 18-9 32v65h-20v-123h20v19c4-7 10-13 17-16 6-4 15-6 24-6 2 0 3 0 5 0 2 1 4 1 6 1zM386 153v65h-21v-170h21v19c4-8 9-13 16-16 6-4 14-6 23-6 15 0 27 6 36 18 10 12 15 27 15 47 0 19-5 35-15 47-9 12-21 18-36 18-9 0-17-2-23-6-7-3-12-9-16-16zM455 110c0-15-4-27-10-35-6-9-14-13-25-13s-19 4-25 13c-6 8-9 20-9 35s3 26 9 35c6 8 14 13 25 13s19-5 25-13c6-9 10-20 10-35zM509 48h20v123h-20zM509 0h20v26h-20zM667 72c5-9 11-16 19-20 7-5 15-7 24-7 13 0 23 5 30 14s10 21 10 38v74h-20v-73c0-12-2-21-6-27-4-5-11-8-19-8-11 0-19 3-25 10s-9 17-9 29v69h-21v-73c0-12-2-21-6-27-4-5-10-8-19-8-11 0-19 3-25 10s-9 17-9 29v69h-20v-123h20v19c5-7 10-13 17-16 6-4 14-6 23-6s16 2 22 7c7 5 11 11 14 20zM847 109c-16 0-28 2-34 6s-10 10-10 19c0 7 3 13 7 17 5 4 12 7 20 7 11 0 20-4 27-12s10-19 10-32v-5zM887 101v70h-20v-18c-5 7-10 13-17 16-7 4-16 6-26 6-12 0-22-4-30-11-7-7-11-17-11-29 0-13 5-24 14-31s23-10 42-10h28v-2c0-10-3-17-9-22s-15-8-26-8c-7 0-14 1-21 3-6 2-13 4-19 7v-18c8-3 15-5 22-7 7-1 14-2 20-2 18 0 31 5 40 14s13 23 13 42zM928 0h21v101l60-53h26l-66 58 69 65h-27l-62-60v60h-21zM1060 48h20v123h-20zM1060 0h20v26h-20zM1299 105v10h-93c1 13 5 24 13 31 7 8 18 11 31 11 8 0 15-1 23-3 7-1 14-4 21-8v19c-7 3-14 5-22 7s-15 3-23 3c-20 0-35-6-47-18-11-11-17-27-17-46 0-20 5-36 16-48s26-18 44-18c17 0 30 5 40 16 9 11 14 25 14 44zM1279 99c0-11-3-20-10-27-6-6-14-10-24-10-11 0-20 3-27 10-6 6-10 15-11 27zM1352 13v35h42v16h-42v67c0 10 2 16 4 19 3 3 9 4 17 4h21v17h-21c-15 0-26-3-32-8-6-6-9-17-9-32v-67h-15v-16h15v-35zM1548 109c-16 0-27 2-34 6-6 4-9 10-9 19 0 7 2 13 7 17s11 7 19 7c11 0 20-4 27-12s10-19 10-32v-5zM1589 101v70h-21v-18c-4 7-10 13-17 16-7 4-15 6-25 6-13 0-23-4-30-11-8-7-11-17-11-29 0-13 4-24 13-31 10-7 24-10 42-10h28v-2c0-10-3-17-9-22s-15-8-26-8c-7 0-13 1-20 3s-13 4-19 7v-18c7-3 14-5 21-7 7-1 14-2 21-2 17 0 31 5 39 14 9 9 14 23 14 42zM1630 0h21v171h-21zM1696 143h23v28h-23zM1770 143h23v19l-18 36h-14l9-36zM638 434h36v-125l-40 8v-20l40-8h22v145h36v19h-94zM778 450v-21c5 3 11 5 17 6 5 2 11 2 16 2 15 0 26-4 34-14s12-25 13-45c-4 6-9 11-16 14-6 4-14 5-21 5-17 0-30-5-40-15-9-10-14-23-14-40s5-31 15-41 23-15 40-15c19 0 33 7 43 22 10 14 15 35 15 63 0 26-6 47-18 62s-29 23-50 23c-5 0-11 0-16-2-6-1-12-2-18-4zM822 380c10 0 18-4 24-10 5-7 8-16 8-28s-3-21-8-28c-6-7-14-11-24-11s-18 4-24 11-9 16-9 28 3 21 9 28c6 6 14 10 24 10zM921 450v-21c6 3 11 5 17 6 6 2 11 2 17 2 14 0 26-4 33-14 8-10 13-25 14-45-5 6-10 11-16 14-7 4-14 5-22 5-17 0-30-5-39-15-10-10-14-23-14-40s5-31 14-41c10-10 24-15 40-15 19 0 34 7 44 22 10 14 15 35 15 63 0 26-6 47-19 62-12 15-28 23-49 23-6 0-11 0-17-2-6-1-12-2-18-4zM965 380c10 0 18-4 24-10 6-7 9-16 9-28s-3-21-9-28-14-11-24-11-18 4-23 11c-6 7-9 16-9 28s3 21 9 28c5 6 13 10 23 10zM1068 434h36v-125l-40 8v-20l40-8h22v145h36v19h-94z">
          <text:p/>
        </draw:path>
        <draw:path draw:style-name="gr23" draw:text-style-name="P2" draw:layer="layout" svg:width="2.967cm" svg:height="0.78cm" svg:x="15.681cm" svg:y="8.121cm" svg:viewBox="0 0 2968 781" svg:d="M0 7h94v18h-72v49h65v18h-65v79h-22zM222 104v10h-93c1 14 5 25 12 32 8 7 18 11 32 11 7 0 15-1 22-3 8-2 15-5 22-9v20c-7 3-15 5-22 7-8 1-16 2-24 2-19 0-35-6-46-17-12-12-17-27-17-47s5-36 16-47c11-12 25-18 44-18 16 0 30 5 39 16 10 10 15 25 15 43zM201 98c0-11-3-20-9-26-6-7-14-10-24-10-11 0-20 3-27 9-7 7-11 16-12 27zM326 67c-2-2-5-3-7-3-3-1-6-1-9-1-11 0-20 3-26 11-7 7-10 18-10 32v65h-20v-123h20v19c5-8 10-13 17-17 7-3 15-5 25-5 1 0 3 0 4 0 2 0 4 0 6 1zM446 97v74h-20v-74c0-11-2-20-7-26s-11-9-20-9c-11 0-20 4-26 11-7 7-10 16-10 28v70h-20v-123h20v19c5-8 11-13 17-17 7-3 14-5 23-5 14 0 25 4 32 13s11 22 11 39zM543 109c-17 0-28 2-34 6-7 3-10 10-10 19 0 7 2 13 7 17s11 6 19 6c12 0 21-4 27-12 7-8 11-18 11-32v-4zM583 101v70h-20v-19c-5 8-11 13-18 17-7 3-15 5-25 5-13 0-23-3-30-11-7-7-11-16-11-28 0-14 4-24 14-31 9-7 23-11 41-11h29v-2c0-9-3-16-10-21-6-6-14-8-25-8-7 0-14 1-21 2-7 2-13 5-19 8v-19c7-3 14-5 21-6 7-2 14-2 21-2 18 0 31 4 40 14 8 9 13 23 13 42zM727 97v74h-20v-74c0-11-3-20-7-26-5-6-11-9-21-9s-19 4-25 11c-7 7-10 16-10 28v70h-20v-123h20v19c5-8 11-13 17-17 7-3 14-5 23-5 14 0 25 4 32 13s11 22 11 39zM849 66v-66h20v171h-20v-19c-5 8-10 13-17 17-6 3-14 5-23 5-15 0-27-6-36-18-10-12-14-27-14-47 0-19 4-35 14-46 9-12 21-18 36-18 9 0 17 2 23 5 7 4 12 9 17 16zM780 109c0 15 3 27 9 35 6 9 14 13 25 13s19-4 25-13c6-8 10-20 10-35s-4-26-10-35c-6-8-14-12-25-12s-19 4-25 12c-6 9-9 20-9 35zM1016 104v10h-93c1 14 5 25 12 32 8 7 18 11 32 11 7 0 15-1 22-3 8-2 15-5 22-9v20c-7 3-15 5-22 7-8 1-16 2-24 2-19 0-35-6-46-17-12-12-17-27-17-47s5-36 16-47c11-12 26-18 44-18 17 0 30 5 39 16 10 10 15 25 15 43zM995 98c0-11-3-20-9-26-6-7-14-10-24-10-11 0-20 3-27 9-7 7-11 16-12 27zM1040 48h96v18l-76 89h76v16h-99v-19l76-88h-73zM1320 66v-66h20v171h-20v-19c-4 8-10 13-16 17-7 3-15 5-24 5-14 0-27-6-36-18s-14-27-14-47c0-19 5-35 14-46 9-12 22-18 36-18 9 0 17 2 24 5 6 4 12 9 16 16zM1251 109c0 15 3 27 9 35 6 9 15 13 25 13 11 0 19-4 26-13 6-8 9-20 9-35s-3-26-9-35c-7-8-15-12-26-12-10 0-19 4-25 12-6 9-9 20-9 35zM1487 104v10h-93c1 14 5 25 13 32 7 7 18 11 31 11 8 0 15-1 23-3 7-2 14-5 21-9v20c-7 3-14 5-22 7-8 1-15 2-23 2-20 0-35-6-47-17-11-12-17-27-17-47s5-36 16-47c11-12 26-18 44-18 17 0 30 5 40 16 9 10 14 25 14 43zM1467 98c0-11-3-20-10-26-6-7-14-10-23-10-12 0-21 3-28 9-6 7-10 16-11 27zM1691 12v22c-8-4-16-7-24-9-7-2-14-3-21-3-12 0-22 2-28 7-7 4-10 11-10 20 0 7 2 13 6 16 5 4 13 7 25 9l14 3c16 3 28 9 36 17s12 18 12 32c0 15-5 28-16 36s-26 12-47 12c-8 0-16-1-25-3-8-1-17-4-27-7v-23c9 5 18 9 27 11 8 3 17 4 25 4 13 0 23-2 30-7 6-5 10-13 10-22 0-8-3-14-8-19-5-4-13-8-24-10l-13-3c-17-3-29-8-36-15-8-7-11-17-11-29 0-15 5-26 15-35 10-8 24-12 42-12 8 0 16 0 24 2 8 1 16 3 24 6zM1735 48h20v123h-20zM1735 0h20v25h-20zM1893 71c5-9 11-15 18-20 7-4 16-6 25-6 13 0 23 4 30 13s10 22 10 39v74h-20v-74c0-12-2-20-6-26-5-6-11-9-20-9-10 0-18 4-24 11s-10 16-10 28v70h-20v-74c0-12-2-20-6-26s-11-9-19-9c-11 0-19 4-25 11s-9 16-9 28v70h-21v-123h21v19c4-8 10-13 16-17 7-3 15-5 23-5 9 0 17 2 23 7 6 4 11 11 14 19zM2064 62c-11 0-19 4-25 13-7 8-10 20-10 34 0 15 3 27 10 35 6 9 14 13 25 13s20-4 26-13c6-8 9-20 9-35 0-14-3-26-9-34-6-9-15-13-26-13zM2064 45c18 0 32 5 42 17 10 11 15 27 15 47 0 21-5 36-15 48-10 11-24 17-42 17-17 0-31-6-41-17-10-12-15-27-15-48 0-20 5-36 15-47 10-12 24-17 41-17zM2257 97v74h-21v-74c0-11-2-20-6-26-5-6-12-9-21-9-11 0-19 4-26 11-6 7-9 16-9 28v70h-21v-123h21v19c5-8 10-13 17-17 6-3 14-5 23-5 14 0 24 4 32 13 7 9 11 22 11 39zM2474 104v10h-93c1 14 5 25 13 32 7 7 18 11 31 11 8 0 15-1 23-3 7-2 14-5 21-9v20c-7 3-14 5-22 7-8 1-15 2-23 2-20 0-35-6-47-17-11-12-17-27-17-47s5-36 16-47c11-12 26-18 44-18 17 0 30 5 40 16 9 10 14 25 14 43zM2454 98c0-11-3-20-9-26-6-7-14-10-24-10-12 0-21 3-28 9-6 7-10 16-11 27zM2527 13v35h42v15h-42v67c0 10 2 17 4 20 3 2 9 4 17 4h21v17h-21c-15 0-26-3-32-9s-9-16-9-32v-67h-15v-15h15v-35zM2723 109c-16 0-27 2-34 6-6 3-9 10-9 19 0 7 2 13 7 17s11 6 19 6c11 0 20-4 27-12s10-18 10-32v-4zM2764 101v70h-21v-19c-4 8-10 13-17 17-7 3-15 5-25 5-13 0-23-3-30-11-8-7-11-16-11-28 0-14 4-24 13-31 10-7 24-11 42-11h28v-2c0-9-3-16-9-21-6-6-14-8-26-8-7 0-13 1-20 2-7 2-13 5-19 8v-19c7-3 14-5 21-6 7-2 14-2 21-2 17 0 31 4 39 14 9 9 14 23 14 42zM2805 0h21v171h-21zM2871 143h23v28h-23zM2945 143h23v19l-18 35h-14l9-35zM812 404v-75h21v74c0 12 2 20 7 26 4 6 11 9 20 9 11 0 19-4 26-10 6-7 9-17 9-29v-70h21v123h-21v-19c-5 8-10 14-17 17-6 4-14 6-22 6-14 0-25-5-33-14-7-8-11-21-11-38zM863 326zM1060 378v74h-20v-73c0-12-3-21-7-26-5-6-12-9-21-9-11 0-19 3-26 10-6 7-9 17-9 29v69h-20v-123h20v19c5-7 11-13 17-16 7-4 14-6 23-6 14 0 25 5 32 13 7 9 11 22 11 39zM1120 434v65h-20v-170h20v19c4-7 10-13 16-16 6-4 14-6 23-6 15 0 27 6 37 18 9 12 14 28 14 47s-5 35-14 47c-10 12-22 18-37 18-9 0-17-2-23-6-6-3-12-9-16-16zM1189 391c0-15-3-27-10-35-6-9-14-13-25-13-10 0-19 4-25 13-6 8-9 20-9 35s3 26 9 35c6 8 15 13 25 13 11 0 19-5 25-13 7-9 10-20 10-35zM1241 404v-75h20v74c0 12 3 20 7 26 5 6 12 9 21 9 11 0 19-4 25-10 7-7 10-17 10-29v-70h20v123h-20v-19c-5 8-11 14-17 17-7 4-14 6-23 6-14 0-25-5-32-14-7-8-11-21-11-38zM1292 326zM1475 391c0-15-4-27-10-35-6-9-14-13-25-13s-19 4-25 13c-6 8-9 20-9 35s3 26 9 35c6 8 14 13 25 13s19-5 25-13c6-9 10-20 10-35zM1406 348c4-7 9-13 16-16 6-4 14-6 23-6 15 0 27 6 36 18 10 12 15 28 15 47s-5 35-15 47c-9 12-21 18-36 18-9 0-17-2-23-6-7-3-12-9-16-16v18h-21v-171h21zM1529 281h20v171h-20zM1591 329h21v123h-21zM1591 281h21v26h-21zM1732 333v19c-5-3-11-5-17-7-7-1-13-2-20-2-10 0-17 2-22 5s-8 7-8 14c0 4 2 8 6 11 3 2 11 5 21 7l7 2c15 3 25 7 31 13s9 13 9 23c0 12-5 21-14 28-9 6-21 10-37 10-7 0-13-1-21-2-7-2-14-4-22-6v-21c7 4 15 7 22 9s14 3 22 3c9 0 16-2 22-5 5-4 7-8 7-14s-2-10-5-13c-4-3-12-5-25-8l-7-2c-12-2-21-7-27-12-5-5-8-13-8-22 0-12 4-21 12-27 8-7 20-10 35-10 8 0 15 1 21 2 7 1 13 3 18 5zM1874 378v74h-21v-73c0-12-2-21-6-26-5-6-12-9-21-9-11 0-19 3-26 10-6 7-9 17-9 29v69h-20v-171h20v67c5-7 10-13 17-16 6-4 14-6 23-6 14 0 24 5 32 13 7 9 11 22 11 39zM2019 386v10h-93c1 14 6 24 13 32 8 7 18 10 31 10 8 0 16-1 23-2 7-2 15-5 22-9v19c-7 3-15 6-23 7-7 2-15 3-23 3-19 0-35-6-46-18-12-11-18-26-18-46s6-36 17-48 25-18 44-18c16 0 29 6 39 16 10 11 14 25 14 44zM1999 380c0-11-3-20-9-27-6-6-14-10-24-10-11 0-20 4-27 10s-11 15-12 27zM2134 348v-67h20v171h-20v-18c-5 7-10 13-16 16-7 4-15 6-24 6-15 0-27-6-36-18s-14-28-14-47 5-35 14-47 21-18 36-18c9 0 17 2 24 6 6 3 11 9 16 16zM2065 391c0 15 3 26 9 35 6 8 14 13 25 13s19-5 25-13c7-9 10-20 10-35s-3-27-10-35c-6-9-14-13-25-13s-19 4-25 13c-6 8-9 20-9 35zM402 570h33l42 111 42-111h33v164h-22v-144l-42 112h-22l-43-112v144h-21zM593 685v-74h21v74c0 11 2 20 6 26 5 6 12 8 21 8 11 0 19-3 26-10 6-7 9-16 9-28v-70h20v123h-20v-19c-5 7-10 13-17 17-6 3-14 5-22 5-15 0-25-4-33-13-7-9-11-22-11-39zM644 608zM810 630c-3-2-5-3-8-3-2-1-5-1-9-1-11 0-20 4-26 11s-9 18-9 32v65h-20v-123h20v19c4-8 10-13 16-17 7-3 16-5 25-5 2 0 3 0 5 0s3 0 6 1zM851 715v66h-21v-170h21v18c4-7 9-12 16-16 6-3 14-5 23-5 15 0 27 6 36 18 10 11 14 27 14 46 0 20-4 35-14 47-9 12-21 18-36 18-9 0-17-2-23-5-7-4-12-9-16-17zM919 672c0-14-3-26-9-35-6-8-14-12-25-12s-19 4-25 12c-6 9-9 21-9 35 0 15 3 27 9 36 6 8 14 12 25 12s19-4 25-12c6-9 9-21 9-36zM1076 660v74h-20v-74c0-11-2-20-7-26-4-6-11-9-20-9-11 0-20 4-26 11s-9 16-9 28v70h-21v-171h21v67c4-8 10-13 17-17 6-3 14-5 22-5 14 0 25 4 32 13 8 9 11 22 11 39zM1168 745c-6 15-11 25-17 29-5 5-12 7-21 7h-17v-17h12c6 0 10-2 13-4 3-3 7-9 10-19l4-9-50-121h22l38 96 39-96h21zM1427 667v10h-93c1 14 5 25 13 32 7 7 18 11 31 11 8 0 15-1 23-3 7-2 14-5 21-9v20c-7 3-14 5-22 7-8 1-15 2-23 2-20 0-35-6-47-17-11-12-17-27-17-46 0-21 5-37 16-48 11-12 26-18 44-18 17 0 30 5 40 16 9 10 14 25 14 43zM1407 661c0-11-3-20-10-26-6-7-14-10-23-10-12 0-21 3-28 9-6 7-10 16-11 27zM1480 576v35h42v15h-42v67c0 10 2 17 4 20 3 3 9 4 17 4h21v17h-21c-15 0-26-3-32-9s-9-16-9-32v-67h-15v-15h15v-35zM1676 672c-16 0-27 2-34 6-6 3-9 10-9 19 0 7 2 13 7 17s11 6 19 6c11 0 20-4 27-12s10-18 10-32v-4zM1717 664v70h-21v-19c-4 8-10 13-17 17-7 3-15 5-25 5-13 0-23-3-30-10-8-8-11-17-11-29 0-14 4-24 13-31 10-7 24-11 42-11h28v-2c0-9-3-16-9-21-6-6-15-8-26-8-7 0-14 1-20 2-7 2-13 5-19 8v-19c7-3 14-5 21-6 7-2 14-2 20-2 18 0 32 4 40 14 9 9 14 23 14 42zM1758 563h21v171h-21zM1824 706h23v28h-23zM1898 706h23v19l-18 35h-14l9-35zM2042 715h37v-125l-40 8v-20l40-8h22v145h36v19h-95zM2183 730v-20c5 3 11 5 17 6 5 2 11 2 16 2 15 0 26-5 34-14 8-10 12-25 13-45-4 6-9 11-16 14-7 4-14 5-22 5-16 0-29-5-39-15-9-10-14-23-14-40s5-31 15-41 23-15 40-15c19 0 33 7 43 22 10 14 15 35 15 63 0 26-6 47-18 62s-29 23-50 23c-5 0-11 0-17-2-5-1-11-2-17-5zM2227 661c10 0 18-4 23-10 6-7 9-17 9-28 0-12-3-22-9-28-5-7-13-11-23-11s-18 4-24 11c-6 6-9 16-9 28 0 11 3 21 9 28 6 6 14 10 24 10zM2326 730v-20c6 3 11 5 17 6 6 2 11 2 17 2 14 0 26-5 33-14 8-10 12-25 14-45-5 6-10 11-17 14-6 4-13 5-21 5-17 0-30-5-39-15-10-10-15-23-15-40s5-31 15-41 24-15 40-15c19 0 34 7 44 22 10 14 15 35 15 63 0 26-7 47-19 62s-29 23-49 23c-6 0-12 0-17-2-6-1-12-2-18-5zM2370 661c10 0 18-4 24-10 6-7 9-17 9-28 0-12-3-22-9-28-6-7-14-11-24-11s-18 4-24 11c-5 6-8 16-8 28 0 11 3 21 8 28 6 6 14 10 24 10zM2516 656c-10 0-19 3-25 8-6 6-9 14-9 24s3 17 9 23 15 8 25 8c11 0 19-2 25-8s9-13 9-23-3-18-9-24c-6-5-14-8-25-8zM2494 646c-10-2-17-6-22-13-6-6-8-14-8-24 0-13 4-23 14-31 9-7 22-11 38-11s29 4 39 11c9 8 14 18 14 31 0 10-3 18-8 24-6 7-13 11-23 13 11 3 19 8 25 15s9 16 9 27c0 16-4 28-14 36-10 9-24 13-42 13s-32-4-42-13c-9-8-14-20-14-36 0-11 3-20 9-27s14-12 25-15zM2486 611c0 9 2 16 8 20 5 5 12 7 22 7s17-2 22-7c6-4 9-11 9-20 0-8-3-15-9-20-5-4-12-7-22-7s-17 3-22 7c-6 5-8 12-8 20z">
          <text:p/>
        </draw:path>
        <draw:path draw:style-name="gr24" draw:text-style-name="P2" draw:layer="layout" svg:width="1.195cm" svg:height="0.455cm" svg:x="14.475cm" svg:y="9.698cm" svg:viewBox="0 0 1196 456" svg:d="M76 22c-16 0-29 6-39 18-9 12-14 29-14 49 0 21 5 37 14 49 10 12 23 18 39 18s29-6 38-18c10-12 14-28 14-49 0-20-4-37-14-49-9-12-22-18-38-18zM76 4c23 0 41 8 55 23 14 16 21 36 21 62s-7 47-21 62c-14 16-32 23-55 23s-42-7-55-23c-14-15-21-36-21-62s7-46 21-62c13-15 32-23 55-23zM186 0h20v171h-20zM353 105v10h-93c1 13 6 24 13 31 8 8 18 11 31 11 8 0 16-1 23-3 7-1 15-4 22-8v19c-8 3-15 5-23 7-7 2-15 2-23 2-19 0-35-5-47-17-11-11-17-27-17-46 0-20 6-36 17-48s25-18 44-18c16 0 29 5 39 16s14 25 14 44zM333 99c0-11-3-20-9-27-6-6-14-10-24-10-11 0-20 3-27 10-7 6-11 15-12 27zM443 109c-17 0-28 2-34 6-7 4-10 10-10 19 0 7 3 13 7 17 5 4 11 7 20 7 11 0 20-4 27-12 6-8 10-19 10-32v-5zM483 101v70h-20v-18c-5 7-11 13-17 16-7 4-16 5-26 5-12 0-22-3-30-10-7-7-11-17-11-29 0-13 5-24 14-31s23-10 41-10h29v-2c0-10-3-17-9-22-7-5-15-8-26-8-7 0-14 1-21 3-6 2-13 4-19 7v-18c7-3 15-5 22-7 7-1 13-2 20-2 18 0 31 5 40 14s13 23 13 42zM702 105v10h-93c1 13 5 24 12 31 8 8 18 11 32 11 8 0 15-1 22-3 8-1 15-4 22-8v19c-7 3-15 5-22 7-8 2-16 2-23 2-20 0-36-5-47-17-12-11-17-27-17-46 0-20 5-36 16-48s26-18 44-18c17 0 30 5 39 16 10 11 15 25 15 44zM682 99c-1-11-4-20-10-27-6-6-14-10-24-10-11 0-20 3-27 10-7 6-10 15-12 27zM755 13v35h42v16h-42v67c0 10 1 16 4 19s9 4 17 4h21v17h-21c-16 0-26-3-32-8-6-6-9-17-9-32v-67h-15v-16h15v-35zM951 109c-16 0-28 2-34 6s-9 10-9 19c0 7 2 13 7 17s11 7 19 7c11 0 20-4 27-12s10-19 10-32v-5zM992 101v70h-21v-18c-4 7-10 13-17 16-7 4-15 5-25 5-13 0-23-3-30-10-8-7-12-17-12-29 0-13 5-24 14-31 10-7 24-10 42-10h28v-2c0-10-3-17-9-22s-15-8-26-8c-7 0-14 1-20 3-7 2-13 4-19 7v-18c7-3 14-5 21-7 7-1 14-2 20-2 18 0 32 5 40 14 9 9 14 23 14 42zM1033 0h21v171h-21zM1099 143h23v28h-23zM1173 143h23v19l-18 35h-14l9-35zM395 434h77v19h-104v-19c9-8 20-20 35-35 14-15 23-24 27-28 7-8 12-15 15-21 3-5 4-11 4-16 0-9-3-16-9-21-6-6-14-9-24-9-7 0-14 2-22 4s-16 6-25 11v-22c9-4 18-7 25-9 8-1 15-2 22-2 17 0 30 4 40 12 10 9 15 20 15 35 0 6-1 13-3 19-3 6-7 13-14 21-2 2-8 8-18 19-9 10-23 24-41 42zM567 303c-12 0-20 6-26 17s-9 28-9 51c0 22 3 39 9 51 6 11 14 17 26 17 11 0 20-6 25-17 6-12 9-29 9-51 0-23-3-40-9-51-5-11-14-17-25-17zM567 286c18 0 32 7 42 22 9 14 14 35 14 63s-5 49-14 63c-10 15-24 22-42 22-19 0-33-7-43-22-9-14-14-35-14-63s5-49 14-63c10-15 24-22 43-22zM710 303c-11 0-20 6-26 17s-8 28-8 51c0 22 2 39 8 51 6 11 15 17 26 17 12 0 20-6 26-17 6-12 9-29 9-51 0-23-3-40-9-51s-14-17-26-17zM710 286c18 0 32 7 42 22 10 14 15 35 15 63s-5 49-15 63c-10 15-24 22-42 22s-32-7-42-22c-10-14-15-35-15-63s5-49 15-63c10-15 24-22 42-22zM807 450v-21c5 3 11 5 16 6 6 2 12 2 17 2 15 0 26-4 34-14s12-25 13-45c-4 6-9 11-16 14-7 4-14 5-22 5-16 0-29-5-39-15-9-10-14-23-14-40s5-31 15-41 23-15 40-15c19 0 33 7 43 22 10 14 15 35 15 63 0 26-6 47-18 62s-29 23-50 23c-5 0-11 0-17-2-5-1-11-2-17-4zM851 380c10 0 18-4 23-10 6-7 9-17 9-28 0-12-3-22-9-28-5-7-13-11-23-11s-18 4-24 11c-6 6-9 16-9 28 0 11 3 21 9 28 6 6 14 10 24 10z">
          <text:p/>
        </draw:path>
        <draw:path draw:style-name="gr25" draw:text-style-name="P2" draw:layer="layout" svg:width="1.239cm" svg:height="0.455cm" svg:x="12.545cm" svg:y="10.674cm" svg:viewBox="0 0 1240 456" svg:d="M106 13v21c-8-4-16-7-24-9-7-2-15-3-22-3-12 0-21 3-28 7-6 5-9 12-9 20s2 13 6 17c5 4 13 7 25 9l13 3c17 3 29 8 37 16s12 19 12 32c0 16-5 28-16 36-11 9-26 13-47 13-8 0-16-1-25-3s-18-4-27-8v-23c9 5 18 9 26 12 9 2 18 4 26 4 13 0 22-3 29-8s11-12 11-21c0-8-3-14-8-19s-13-8-24-10l-14-3c-16-3-28-8-36-15-7-7-11-17-11-30 0-14 5-26 16-34 10-8 24-13 42-13 8 0 15 1 23 2 8 2 17 4 25 7zM206 110c-17 0-28 2-34 5-7 4-10 10-10 19 0 8 3 13 7 18 5 4 11 6 20 6 11 0 20-4 27-12 6-8 10-19 10-32v-4zM246 101v71h-20v-19c-5 7-11 13-17 16-7 4-16 6-26 6-12 0-22-4-30-11-7-7-11-16-11-28 0-14 5-25 14-32s23-10 41-10h29v-2c0-9-3-17-9-22-7-5-15-7-26-7-7 0-14 0-21 2-6 2-13 4-19 8v-19c7-3 15-5 22-6 7-2 13-3 20-3 18 0 31 5 40 14s13 24 13 42zM369 109c0-15-3-26-9-35-6-8-15-12-26-12s-19 4-25 12c-6 9-9 20-9 35 0 14 3 25 9 34 6 8 14 12 25 12s20-4 26-12c6-9 9-20 9-34zM389 156c0 21-5 37-14 47s-23 15-43 15c-7 0-13 0-20-1-6-1-12-3-18-5v-20c6 3 12 6 17 7 6 2 12 3 18 3 13 0 23-4 30-11s10-17 10-31v-10c-4 7-10 13-16 16-7 4-15 6-24 6-15 0-27-6-36-18-9-11-14-26-14-45 0-20 5-35 14-46 9-12 21-18 36-18 9 0 17 2 24 6 6 3 12 9 16 16v-19h20zM536 105v10h-93c1 14 5 24 13 32 7 7 18 11 31 11 8 0 15-1 23-3 7-2 14-5 21-9v19c-7 3-14 6-22 7-8 2-15 3-23 3-20 0-35-6-47-17-11-12-17-27-17-47s5-36 16-48 26-18 44-18c17 0 30 6 40 16 9 11 14 26 14 44zM516 99c0-11-3-20-9-27-6-6-14-9-24-9-12 0-21 3-28 9-6 7-10 15-11 27zM746 105v10h-93c1 14 5 24 13 32 7 7 18 11 31 11 8 0 16-1 23-3s14-5 22-9v19c-8 3-15 6-23 7-7 2-15 3-23 3-20 0-35-6-47-17-11-12-17-27-17-47s6-36 16-48c11-12 26-18 45-18 16 0 29 6 39 16 10 11 14 26 14 44zM726 99c0-11-3-20-9-27-6-6-14-9-24-9-11 0-21 3-27 9-7 7-11 15-12 27zM800 13v35h41v16h-41v67c0 10 1 16 4 19 2 3 8 5 16 5h21v17h-21c-15 0-26-3-32-9s-9-17-9-32v-67h-15v-16h15v-35zM996 110c-17 0-28 2-34 5-7 4-10 10-10 19 0 8 3 13 7 18 5 4 11 6 20 6 11 0 20-4 27-12 6-8 10-19 10-32v-4zM1036 101v71h-20v-19c-5 7-11 13-17 16-7 4-16 6-26 6-12 0-22-4-30-11-7-7-11-16-11-28 0-14 5-25 14-32s23-10 41-10h29v-2c0-9-3-17-9-22-7-5-15-7-26-7-7 0-14 0-21 2-6 2-13 4-19 8v-19c7-3 15-5 22-6 7-2 13-3 20-3 18 0 31 5 40 14s13 24 13 42zM1078 0h20v172h-20zM1143 144h23v28h-23zM1217 144h23v19l-18 35h-14l9-35zM380 435h78v18h-104v-18c8-9 20-21 34-36 15-14 24-24 28-28 7-8 12-15 14-20 3-6 5-11 5-17 0-8-3-16-10-21-6-6-14-8-23-8-7 0-15 1-22 3-8 3-16 6-25 11v-22c9-4 17-6 25-8s15-3 21-3c17 0 31 4 41 13 10 8 15 20 15 34 0 7-1 13-4 19-2 6-7 13-14 21-1 3-7 9-17 19s-24 24-42 43zM552 304c-11 0-20 5-26 17-5 11-8 28-8 50 0 23 3 40 8 51 6 11 15 17 26 17 12 0 20-6 26-17s9-28 9-51c0-22-3-39-9-50-6-12-14-17-26-17zM552 286c19 0 33 7 42 22 10 14 15 36 15 63 0 28-5 49-15 64-9 14-23 21-42 21-18 0-32-7-42-21-10-15-15-36-15-64 0-27 5-49 15-63 10-15 24-22 42-22zM696 304c-12 0-21 5-26 17-6 11-9 28-9 50 0 23 3 40 9 51 5 11 14 17 26 17 11 0 20-6 25-17 6-11 9-28 9-51 0-22-3-39-9-50-5-12-14-17-25-17zM696 286c18 0 32 7 42 22 9 14 14 36 14 63 0 28-5 49-14 64-10 14-24 21-42 21-19 0-33-7-43-21-9-15-14-36-14-64 0-27 5-49 14-63 10-15 24-22 43-22zM839 375c-11 0-19 3-25 9-6 5-9 13-9 23s3 18 9 23c6 6 14 9 25 9s19-3 25-9c6-5 9-13 9-23s-3-18-9-23c-6-6-14-9-25-9zM817 366c-10-3-17-7-23-14-5-6-8-14-8-23 0-14 5-24 14-32 10-7 23-11 39-11s29 4 38 11c10 8 14 18 14 32 0 9-2 17-8 23-5 7-12 11-22 14 11 2 19 7 25 14 6 8 9 17 9 27 0 16-5 28-14 37-10 8-24 12-42 12s-32-4-42-12c-10-9-14-21-14-37 0-10 3-19 9-27 6-7 14-12 25-14zM809 331c0 8 2 15 8 20 5 4 12 7 22 7 9 0 17-3 22-7 6-5 8-12 8-20 0-9-2-15-8-20-5-5-13-7-22-7-10 0-17 2-22 7-6 5-8 11-8 20z">
          <text:p/>
        </draw:path>
        <draw:path draw:style-name="gr26" draw:text-style-name="P2" draw:layer="layout" svg:width="1.444cm" svg:height="0.197cm" svg:x="14.626cm" svg:y="12.211cm" svg:viewBox="0 0 1445 198" svg:d="M22 25v128h27c23 0 39-5 50-15 10-10 15-27 15-49s-5-38-15-48c-11-11-27-16-50-16zM0 7h46c31 0 55 7 70 20 14 13 22 34 22 62 0 29-8 49-23 63-15 13-38 20-69 20h-46zM278 105v10h-93c0 14 5 24 12 32 8 7 18 11 32 11 7 0 15-1 22-3s15-5 22-9v19c-7 3-15 6-22 7-8 2-16 3-24 3-19 0-35-6-46-17-12-12-18-27-18-47s6-36 17-48 25-18 44-18c16 0 29 5 39 16s15 25 15 44zM257 99c0-11-3-20-9-27-6-6-14-10-24-10-11 0-20 4-27 10s-11 15-12 27zM399 110c0-15-3-27-9-35-6-9-15-13-25-13-11 0-19 4-26 13-6 8-9 20-9 35s3 27 9 35c7 9 15 13 26 13 10 0 19-4 25-13 6-8 9-20 9-35zM330 67c5-8 10-13 16-16 7-4 15-6 24-6 15 0 27 6 36 18s14 28 14 47-5 35-14 47-21 18-36 18c-9 0-17-2-24-5-6-4-11-9-16-17v19h-20v-172h20zM525 67c-2-1-5-2-8-3-2 0-5-1-8-1-12 0-21 4-27 11-6 8-9 19-9 33v65h-20v-124h20v19c4-7 10-13 17-16 7-4 15-6 25-6 1 0 3 0 4 0 2 1 4 1 6 1zM589 62c-11 0-19 5-25 13-7 9-10 20-10 35s3 26 9 35c7 8 15 13 26 13s20-5 26-13c6-9 9-20 9-35s-3-26-9-35c-6-8-15-13-26-13zM589 45c18 0 32 6 42 17 10 12 15 28 15 48s-5 36-15 48c-10 11-24 17-42 17-17 0-31-6-41-17-10-12-15-28-15-48s5-36 15-48c10-11 24-17 41-17zM699 13v35h42v16h-42v67c0 10 2 17 4 19 3 3 9 5 17 5h21v17h-21c-16 0-26-3-32-9s-9-17-9-32v-67h-15v-16h15v-35zM773 144h23v19l-18 35h-14l9-35zM918 153h36v-126l-40 8v-20l40-8h22v146h36v19h-94zM1058 168v-20c5 3 11 5 17 6 5 1 11 2 16 2 15 0 26-5 34-15s12-25 13-45c-4 7-9 11-16 15-6 3-14 5-21 5-17 0-30-5-40-15-9-10-14-24-14-41s5-30 15-41c10-10 23-15 40-15 19 0 33 7 43 22 10 14 15 36 15 63 0 26-6 47-18 63-12 15-29 23-50 23-5 0-11-1-16-2-6-1-12-3-18-5zM1102 98c10 0 18-3 24-10 5-7 8-16 8-28s-3-21-8-28c-6-7-14-10-24-10s-18 3-24 10-8 16-8 28 2 21 8 28 14 10 24 10zM1248 93c-11 0-19 3-25 9s-9 13-9 23 3 18 9 24c6 5 14 8 25 8 10 0 19-3 25-8 6-6 9-14 9-24s-3-17-9-23-14-9-25-9zM1226 84c-10-2-17-7-23-13-5-7-8-15-8-24 0-14 5-24 14-32 10-7 23-11 39-11s29 4 38 11c10 8 14 18 14 32 0 9-2 17-8 24-5 6-12 11-22 13 11 2 19 7 25 15 6 7 9 16 9 26 0 16-5 29-14 37-10 9-24 13-42 13s-32-4-42-13c-10-8-14-21-14-37 0-10 3-19 9-26 6-8 14-13 25-15zM1218 49c0 8 2 15 7 20 6 5 13 7 23 7 9 0 17-2 22-7 6-5 8-12 8-20 0-9-2-15-8-20-5-5-13-7-22-7-10 0-17 2-23 7-5 5-7 11-7 20zM1411 83c11 2 19 7 25 14s9 16 9 27c0 16-6 29-17 38-11 8-27 13-47 13-7 0-14-1-22-2-7-2-14-4-22-6v-22c6 4 13 7 20 8 7 2 15 3 23 3 14 0 25-3 32-8 7-6 11-14 11-24s-4-17-10-23c-7-5-17-8-29-8h-19v-19h20c11 0 19-2 25-6s9-11 9-19-3-15-9-19c-6-5-15-7-26-7-6 0-12 0-19 2-7 1-15 3-23 6v-20c8-2 16-4 23-5 8-1 15-2 21-2 17 0 30 4 40 12 10 7 15 18 15 31 0 9-3 17-8 23s-12 10-22 13z">
          <text:p/>
        </draw:path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rgile </meta:initial-creator>
    <meta:creation-date>2017-02-15T10:41:24.949643562</meta:creation-date>
    <dc:date>2017-02-15T10:42:24.315597600</dc:date>
    <dc:creator>Virgile </dc:creator>
    <meta:editing-duration>PT1M</meta:editing-duration>
    <meta:editing-cycles>1</meta:editing-cycles>
    <meta:document-statistic meta:object-count="58"/>
    <meta:generator>LibreOffice/5.2.2.2$Linux_X86_64 LibreOffice_project/20m0$Build-2</meta:generator>
  </office:meta>
</office:document-meta>
</file>